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32.94pt"/>
    </style:style>
    <style:style style:name="co4" style:family="table-column">
      <style:table-column-properties fo:break-before="auto" style:column-width="36.06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36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_thir_b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t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t acc</text:p>
          </table:table-cell>
          <table:table-cell office:value-type="string" calcext:value-type="string">
            <text:p>f acc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,H-bonded</text:p>
          </table:table-cell>
          <table:table-cell office:value-type="string" calcext:value-type="string">
            <text:p>alchohl</text:p>
          </table:table-cell>
          <table:table-cell office:value-type="float" office:value="3200" calcext:value-type="float">
            <text:p>3200</text:p>
          </table:table-cell>
          <table:table-cell office:value-type="float" office:value="3600" calcext:value-type="float">
            <text:p>3600</text:p>
          </table:table-cell>
          <table:table-cell office:value-type="float" office:value="693" calcext:value-type="float">
            <text:p>693</text:p>
          </table:table-cell>
          <table:table-cell office:value-type="float" office:value="234" calcext:value-type="float">
            <text:p>234</text:p>
          </table:table-cell>
          <table:table-cell office:value-type="float" office:value="3365" calcext:value-type="float">
            <text:p>3365</text:p>
          </table:table-cell>
          <table:table-cell office:value-type="float" office:value="6244" calcext:value-type="float">
            <text:p>6244</text:p>
          </table:table-cell>
          <table:table-cell table:formula="of:=[.F2]/([.F2]+[.G2])" office:value-type="float" office:value="0.747572815533981" calcext:value-type="float">
            <text:p>0.747572815533981</text:p>
          </table:table-cell>
          <table:table-cell table:formula="of:=[.I2]/([.H2]+[.I2])" office:value-type="float" office:value="0.649807472161515" calcext:value-type="float">
            <text:p>0.649807472161515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,free</text:p>
          </table:table-cell>
          <table:table-cell office:value-type="string" calcext:value-type="string">
            <text:p>alchohl</text:p>
          </table:table-cell>
          <table:table-cell office:value-type="float" office:value="3500" calcext:value-type="float">
            <text:p>3500</text:p>
          </table:table-cell>
          <table:table-cell office:value-type="float" office:value="3700" calcext:value-type="float">
            <text:p>3700</text:p>
          </table:table-cell>
          <table:table-cell office:value-type="float" office:value="889" calcext:value-type="float">
            <text:p>889</text:p>
          </table:table-cell>
          <table:table-cell office:value-type="float" office:value="38" calcext:value-type="float">
            <text:p>38</text:p>
          </table:table-cell>
          <table:table-cell office:value-type="float" office:value="2071" calcext:value-type="float">
            <text:p>2071</text:p>
          </table:table-cell>
          <table:table-cell office:value-type="float" office:value="7538" calcext:value-type="float">
            <text:p>7538</text:p>
          </table:table-cell>
          <table:table-cell table:formula="of:=[.F3]/([.F3]+[.G3])" office:value-type="float" office:value="0.959007551240561" calcext:value-type="float">
            <text:p>0.959007551240561</text:p>
          </table:table-cell>
          <table:table-cell table:formula="of:=[.I3]/([.H3]+[.I3])" office:value-type="float" office:value="0.784472889998959" calcext:value-type="float">
            <text:p>0.784472889998959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,free</text:p>
          </table:table-cell>
          <table:table-cell office:value-type="string" calcext:value-type="string">
            <text:p>alchohl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909" calcext:value-type="float">
            <text:p>909</text:p>
          </table:table-cell>
          <table:table-cell office:value-type="float" office:value="18" calcext:value-type="float">
            <text:p>18</text:p>
          </table:table-cell>
          <table:table-cell office:value-type="float" office:value="9140" calcext:value-type="float">
            <text:p>9140</text:p>
          </table:table-cell>
          <table:table-cell office:value-type="float" office:value="469" calcext:value-type="float">
            <text:p>469</text:p>
          </table:table-cell>
          <table:table-cell table:formula="of:=[.F4]/([.F4]+[.G4])" office:value-type="float" office:value="0.980582524271845" calcext:value-type="float">
            <text:p>0.980582524271845</text:p>
          </table:table-cell>
          <table:table-cell table:formula="of:=[.I4]/([.H4]+[.I4])" office:value-type="float" office:value="0.0488084087834322" calcext:value-type="float">
            <text:p>0.048808408783432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ane</text:p>
          </table:table-cell>
          <table:table-cell office:value-type="float" office:value="2850" calcext:value-type="float">
            <text:p>2850</text:p>
          </table:table-cell>
          <table:table-cell office:value-type="float" office:value="3000" calcext:value-type="float">
            <text:p>3000</text:p>
          </table:table-cell>
          <table:table-cell office:value-type="float" office:value="7935" calcext:value-type="float">
            <text:p>7935</text:p>
          </table:table-cell>
          <table:table-cell office:value-type="float" office:value="694" calcext:value-type="float">
            <text:p>694</text:p>
          </table:table-cell>
          <table:table-cell office:value-type="float" office:value="60" calcext:value-type="float">
            <text:p>60</text:p>
          </table:table-cell>
          <table:table-cell office:value-type="float" office:value="1847" calcext:value-type="float">
            <text:p>1847</text:p>
          </table:table-cell>
          <table:table-cell table:formula="of:=[.F5]/([.F5]+[.G5])" office:value-type="float" office:value="0.919573531116004" calcext:value-type="float">
            <text:p>0.919573531116004</text:p>
          </table:table-cell>
          <table:table-cell table:formula="of:=[.I5]/([.H5]+[.I5])" office:value-type="float" office:value="0.968536969061353" calcext:value-type="float">
            <text:p>0.968536969061353</text:p>
          </table:table-cell>
        </table:table-row>
        <table:table-row table:style-name="ro1">
          <table:table-cell office:value-type="string" calcext:value-type="string">
            <text:p>-C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lkane</text:p>
          </table:table-cell>
          <table:table-cell office:value-type="float" office:value="1350" calcext:value-type="float">
            <text:p>1350</text:p>
          </table:table-cell>
          <table:table-cell office:value-type="float" office:value="1480" calcext:value-type="float">
            <text:p>1480</text:p>
          </table:table-cell>
          <table:table-cell office:value-type="float" office:value="8324" calcext:value-type="float">
            <text:p>8324</text:p>
          </table:table-cell>
          <table:table-cell office:value-type="float" office:value="305" calcext:value-type="float">
            <text:p>305</text:p>
          </table:table-cell>
          <table:table-cell office:value-type="float" office:value="1770" calcext:value-type="float">
            <text:p>1770</text:p>
          </table:table-cell>
          <table:table-cell office:value-type="float" office:value="137" calcext:value-type="float">
            <text:p>137</text:p>
          </table:table-cell>
          <table:table-cell table:formula="of:=[.F6]/([.F6]+[.G6])" office:value-type="float" office:value="0.964654073473172" calcext:value-type="float">
            <text:p>0.964654073473172</text:p>
          </table:table-cell>
          <table:table-cell table:formula="of:=[.I6]/([.H6]+[.I6])" office:value-type="float" office:value="0.0718405873099109" calcext:value-type="float">
            <text:p>0.071840587309911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ene</text:p>
          </table:table-cell>
          <table:table-cell office:value-type="float" office:value="3010" calcext:value-type="float">
            <text:p>3010</text:p>
          </table:table-cell>
          <table:table-cell office:value-type="float" office:value="3100" calcext:value-type="float">
            <text:p>3100</text:p>
          </table:table-cell>
          <table:table-cell office:value-type="float" office:value="1135" calcext:value-type="float">
            <text:p>1135</text:p>
          </table:table-cell>
          <table:table-cell office:value-type="float" office:value="80" calcext:value-type="float">
            <text:p>80</text:p>
          </table:table-cell>
          <table:table-cell office:value-type="float" office:value="7443" calcext:value-type="float">
            <text:p>7443</text:p>
          </table:table-cell>
          <table:table-cell office:value-type="float" office:value="1878" calcext:value-type="float">
            <text:p>1878</text:p>
          </table:table-cell>
          <table:table-cell table:formula="of:=[.F7]/([.F7]+[.G7])" office:value-type="float" office:value="0.934156378600823" calcext:value-type="float">
            <text:p>0.934156378600823</text:p>
          </table:table-cell>
          <table:table-cell table:formula="of:=[.I7]/([.H7]+[.I7])" office:value-type="float" office:value="0.20148052784036" calcext:value-type="float">
            <text:p>0.20148052784036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lkene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1196" calcext:value-type="float">
            <text:p>1196</text:p>
          </table:table-cell>
          <table:table-cell office:value-type="float" office:value="19" calcext:value-type="float">
            <text:p>19</text:p>
          </table:table-cell>
          <table:table-cell office:value-type="float" office:value="9029" calcext:value-type="float">
            <text:p>9029</text:p>
          </table:table-cell>
          <table:table-cell office:value-type="float" office:value="292" calcext:value-type="float">
            <text:p>292</text:p>
          </table:table-cell>
          <table:table-cell table:formula="of:=[.F8]/([.F8]+[.G8])" office:value-type="float" office:value="0.984362139917696" calcext:value-type="float">
            <text:p>0.984362139917696</text:p>
          </table:table-cell>
          <table:table-cell table:formula="of:=[.I8]/([.H8]+[.I8])" office:value-type="float" office:value="0.0313271108250188" calcext:value-type="float">
            <text:p>0.031327110825019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ene</text:p>
          </table:table-cell>
          <table:table-cell office:value-type="float" office:value="1620" calcext:value-type="float">
            <text:p>1620</text:p>
          </table:table-cell>
          <table:table-cell office:value-type="float" office:value="1680" calcext:value-type="float">
            <text:p>1680</text:p>
          </table:table-cell>
          <table:table-cell office:value-type="float" office:value="914" calcext:value-type="float">
            <text:p>914</text:p>
          </table:table-cell>
          <table:table-cell office:value-type="float" office:value="301" calcext:value-type="float">
            <text:p>301</text:p>
          </table:table-cell>
          <table:table-cell office:value-type="float" office:value="1232" calcext:value-type="float">
            <text:p>1232</text:p>
          </table:table-cell>
          <table:table-cell office:value-type="float" office:value="8089" calcext:value-type="float">
            <text:p>8089</text:p>
          </table:table-cell>
          <table:table-cell table:formula="of:=[.F9]/([.F9]+[.G9])" office:value-type="float" office:value="0.752263374485597" calcext:value-type="float">
            <text:p>0.752263374485597</text:p>
          </table:table-cell>
          <table:table-cell table:formula="of:=[.I9]/([.H9]+[.I9])" office:value-type="float" office:value="0.867825340628688" calcext:value-type="float">
            <text:p>0.867825340628688</text:p>
          </table:table-cell>
        </table:table-row>
        <table:table-row table:style-name="ro1">
          <table:table-cell office:value-type="string" calcext:value-type="string">
            <text:p>C-F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F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9749" calcext:value-type="float">
            <text:p>9749</text:p>
          </table:table-cell>
          <table:table-cell office:value-type="float" office:value="294" calcext:value-type="float">
            <text:p>294</text:p>
          </table:table-cell>
          <table:table-cell table:formula="of:=[.F10]/([.F10]+[.G10])" office:value-type="float" office:value="0.967545638945233" calcext:value-type="float">
            <text:p>0.967545638945233</text:p>
          </table:table-cell>
          <table:table-cell table:formula="of:=[.I10]/([.H10]+[.I10])" office:value-type="float" office:value="0.0292741212785024" calcext:value-type="float">
            <text:p>0.029274121278503</text:p>
          </table:table-cell>
        </table:table-row>
        <table:table-row table:style-name="ro1">
          <table:table-cell office:value-type="string" calcext:value-type="string">
            <text:p>C-Cl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Cl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42" calcext:value-type="float">
            <text:p>742</text:p>
          </table:table-cell>
          <table:table-cell office:value-type="float" office:value="23" calcext:value-type="float">
            <text:p>23</text:p>
          </table:table-cell>
          <table:table-cell office:value-type="float" office:value="9436" calcext:value-type="float">
            <text:p>9436</text:p>
          </table:table-cell>
          <table:table-cell office:value-type="float" office:value="335" calcext:value-type="float">
            <text:p>335</text:p>
          </table:table-cell>
          <table:table-cell table:formula="of:=[.F11]/([.F11]+[.G11])" office:value-type="float" office:value="0.969934640522876" calcext:value-type="float">
            <text:p>0.969934640522876</text:p>
          </table:table-cell>
          <table:table-cell table:formula="of:=[.I11]/([.H11]+[.I11])" office:value-type="float" office:value="0.0342851294647426" calcext:value-type="float">
            <text:p>0.034285129464743</text:p>
          </table:table-cell>
        </table:table-row>
        <table:table-row table:style-name="ro1">
          <table:table-cell office:value-type="string" calcext:value-type="string">
            <text:p>C-Br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Br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08" calcext:value-type="float">
            <text:p>208</text:p>
          </table:table-cell>
          <table:table-cell office:value-type="float" office:value="83" calcext:value-type="float">
            <text:p>83</text:p>
          </table:table-cell>
          <table:table-cell office:value-type="float" office:value="9170" calcext:value-type="float">
            <text:p>9170</text:p>
          </table:table-cell>
          <table:table-cell office:value-type="float" office:value="1075" calcext:value-type="float">
            <text:p>1075</text:p>
          </table:table-cell>
          <table:table-cell table:formula="of:=[.F12]/([.F12]+[.G12])" office:value-type="float" office:value="0.714776632302405" calcext:value-type="float">
            <text:p>0.714776632302405</text:p>
          </table:table-cell>
          <table:table-cell table:formula="of:=[.I12]/([.H12]+[.I12])" office:value-type="float" office:value="0.104929233772572" calcext:value-type="float">
            <text:p>0.104929233772572</text:p>
          </table:table-cell>
        </table:table-row>
        <table:table-row table:style-name="ro1">
          <table:table-cell office:value-type="string" calcext:value-type="string">
            <text:p>C-I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I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763" calcext:value-type="float">
            <text:p>9763</text:p>
          </table:table-cell>
          <table:table-cell office:value-type="float" office:value="732" calcext:value-type="float">
            <text:p>732</text:p>
          </table:table-cell>
          <table:table-cell table:formula="of:=[.F13]/([.F13]+[.G13])" office:value-type="float" office:value="0" calcext:value-type="float">
            <text:p>0</text:p>
          </table:table-cell>
          <table:table-cell table:formula="of:=[.I13]/([.H13]+[.I13])" office:value-type="float" office:value="0.0697474988089566" calcext:value-type="float">
            <text:p>0.069747498808957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yne</text:p>
          </table:table-cell>
          <table:table-cell office:value-type="float" office:value="3250" calcext:value-type="float">
            <text:p>3250</text:p>
          </table:table-cell>
          <table:table-cell office:value-type="float" office:value="3350" calcext:value-type="float">
            <text:p>3350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576" calcext:value-type="float">
            <text:p>576</text:p>
          </table:table-cell>
          <table:table-cell office:value-type="float" office:value="9753" calcext:value-type="float">
            <text:p>9753</text:p>
          </table:table-cell>
          <table:table-cell table:formula="of:=[.F14]/([.F14]+[.G14])" office:value-type="float" office:value="0.0241545893719807" calcext:value-type="float">
            <text:p>0.024154589371981</text:p>
          </table:table-cell>
          <table:table-cell table:formula="of:=[.I14]/([.H14]+[.I14])" office:value-type="float" office:value="0.94423467905896" calcext:value-type="float">
            <text:p>0.94423467905896</text:p>
          </table:table-cell>
        </table:table-row>
        <table:table-row table:style-name="ro1">
          <table:table-cell office:value-type="string" calcext:value-type="string">
            <text:p>-C=-C-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yne</text:p>
          </table:table-cell>
          <table:table-cell office:value-type="float" office:value="2100" calcext:value-type="float">
            <text:p>2100</text:p>
          </table:table-cell>
          <table:table-cell office:value-type="float" office:value="2260" calcext:value-type="float">
            <text:p>2260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243" calcext:value-type="float">
            <text:p>243</text:p>
          </table:table-cell>
          <table:table-cell office:value-type="float" office:value="10086" calcext:value-type="float">
            <text:p>10086</text:p>
          </table:table-cell>
          <table:table-cell table:formula="of:=[.F15]/([.F15]+[.G15])" office:value-type="float" office:value="0.652173913043478" calcext:value-type="float">
            <text:p>0.652173913043478</text:p>
          </table:table-cell>
          <table:table-cell table:formula="of:=[.I15]/([.H15]+[.I15])" office:value-type="float" office:value="0.976474005227999" calcext:value-type="float">
            <text:p>0.976474005227999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ne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office:value-type="float" office:value="1451" calcext:value-type="float">
            <text:p>1451</text:p>
          </table:table-cell>
          <table:table-cell office:value-type="float" office:value="48" calcext:value-type="float">
            <text:p>48</text:p>
          </table:table-cell>
          <table:table-cell office:value-type="float" office:value="1070" calcext:value-type="float">
            <text:p>1070</text:p>
          </table:table-cell>
          <table:table-cell office:value-type="float" office:value="7967" calcext:value-type="float">
            <text:p>7967</text:p>
          </table:table-cell>
          <table:table-cell table:formula="of:=[.F16]/([.F16]+[.G16])" office:value-type="float" office:value="0.967978652434957" calcext:value-type="float">
            <text:p>0.967978652434957</text:p>
          </table:table-cell>
          <table:table-cell table:formula="of:=[.I16]/([.H16]+[.I16])" office:value-type="float" office:value="0.881597875401129" calcext:value-type="float">
            <text:p>0.881597875401129</text:p>
          </table:table-cell>
        </table:table-row>
        <table:table-row table:style-name="ro1">
          <table:table-cell office:value-type="string" calcext:value-type="string">
            <text:p>C-N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ne</text:p>
          </table:table-cell>
          <table:table-cell office:value-type="float" office:value="1080" calcext:value-type="float">
            <text:p>1080</text:p>
          </table:table-cell>
          <table:table-cell office:value-type="float" office:value="1360" calcext:value-type="float">
            <text:p>1360</text:p>
          </table:table-cell>
          <table:table-cell office:value-type="float" office:value="1460" calcext:value-type="float">
            <text:p>1460</text:p>
          </table:table-cell>
          <table:table-cell office:value-type="float" office:value="39" calcext:value-type="float">
            <text:p>39</text:p>
          </table:table-cell>
          <table:table-cell office:value-type="float" office:value="8753" calcext:value-type="float">
            <text:p>8753</text:p>
          </table:table-cell>
          <table:table-cell office:value-type="float" office:value="284" calcext:value-type="float">
            <text:p>284</text:p>
          </table:table-cell>
          <table:table-cell table:formula="of:=[.F17]/([.F17]+[.G17])" office:value-type="float" office:value="0.973982655103402" calcext:value-type="float">
            <text:p>0.973982655103402</text:p>
          </table:table-cell>
          <table:table-cell table:formula="of:=[.I17]/([.H17]+[.I17])" office:value-type="float" office:value="0.0314263583047471" calcext:value-type="float">
            <text:p>0.031426358304747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mine</text:p>
          </table:table-cell>
          <table:table-cell office:value-type="float" office:value="1550" calcext:value-type="float">
            <text:p>1550</text:p>
          </table:table-cell>
          <table:table-cell office:value-type="float" office:value="1650" calcext:value-type="float">
            <text:p>1650</text:p>
          </table:table-cell>
          <table:table-cell office:value-type="float" office:value="1333" calcext:value-type="float">
            <text:p>1333</text:p>
          </table:table-cell>
          <table:table-cell office:value-type="float" office:value="166" calcext:value-type="float">
            <text:p>166</text:p>
          </table:table-cell>
          <table:table-cell office:value-type="float" office:value="5647" calcext:value-type="float">
            <text:p>5647</text:p>
          </table:table-cell>
          <table:table-cell office:value-type="float" office:value="3390" calcext:value-type="float">
            <text:p>3390</text:p>
          </table:table-cell>
          <table:table-cell table:formula="of:=[.F18]/([.F18]+[.G18])" office:value-type="float" office:value="0.889259506337558" calcext:value-type="float">
            <text:p>0.889259506337558</text:p>
          </table:table-cell>
          <table:table-cell table:formula="of:=[.I18]/([.H18]+[.I18])" office:value-type="float" office:value="0.375124488215116" calcext:value-type="float">
            <text:p>0.375124488215116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romatic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6208" calcext:value-type="float">
            <text:p>6208</text:p>
          </table:table-cell>
          <table:table-cell office:value-type="float" office:value="627" calcext:value-type="float">
            <text:p>627</text:p>
          </table:table-cell>
          <table:table-cell office:value-type="float" office:value="2741" calcext:value-type="float">
            <text:p>2741</text:p>
          </table:table-cell>
          <table:table-cell office:value-type="float" office:value="960" calcext:value-type="float">
            <text:p>960</text:p>
          </table:table-cell>
          <table:table-cell table:formula="of:=[.F19]/([.F19]+[.G19])" office:value-type="float" office:value="0.908266276517922" calcext:value-type="float">
            <text:p>0.908266276517922</text:p>
          </table:table-cell>
          <table:table-cell table:formula="of:=[.I19]/([.H19]+[.I19])" office:value-type="float" office:value="0.259389354228587" calcext:value-type="float">
            <text:p>0.259389354228587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romatic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6607" calcext:value-type="float">
            <text:p>6607</text:p>
          </table:table-cell>
          <table:table-cell office:value-type="float" office:value="228" calcext:value-type="float">
            <text:p>228</text:p>
          </table:table-cell>
          <table:table-cell office:value-type="float" office:value="3485" calcext:value-type="float">
            <text:p>3485</text:p>
          </table:table-cell>
          <table:table-cell office:value-type="float" office:value="216" calcext:value-type="float">
            <text:p>216</text:p>
          </table:table-cell>
          <table:table-cell table:formula="of:=[.F20]/([.F20]+[.G20])" office:value-type="float" office:value="0.966642282370154" calcext:value-type="float">
            <text:p>0.966642282370154</text:p>
          </table:table-cell>
          <table:table-cell table:formula="of:=[.I20]/([.H20]+[.I20])" office:value-type="float" office:value="0.058362604701432" calcext:value-type="float">
            <text:p>0.058362604701432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the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2628" calcext:value-type="float">
            <text:p>2628</text:p>
          </table:table-cell>
          <table:table-cell office:value-type="float" office:value="70" calcext:value-type="float">
            <text:p>70</text:p>
          </table:table-cell>
          <table:table-cell office:value-type="float" office:value="7590" calcext:value-type="float">
            <text:p>7590</text:p>
          </table:table-cell>
          <table:table-cell office:value-type="float" office:value="248" calcext:value-type="float">
            <text:p>248</text:p>
          </table:table-cell>
          <table:table-cell table:formula="of:=[.F21]/([.F21]+[.G21])" office:value-type="float" office:value="0.97405485544848" calcext:value-type="float">
            <text:p>0.97405485544848</text:p>
          </table:table-cell>
          <table:table-cell table:formula="of:=[.I21]/([.H21]+[.I21])" office:value-type="float" office:value="0.0316407246746619" calcext:value-type="float">
            <text:p>0.03164072467466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ile</text:p>
          </table:table-cell>
          <table:table-cell office:value-type="float" office:value="2210" calcext:value-type="float">
            <text:p>2210</text:p>
          </table:table-cell>
          <table:table-cell office:value-type="float" office:value="2260" calcext:value-type="float">
            <text:p>2260</text:p>
          </table:table-cell>
          <table:table-cell office:value-type="float" office:value="144" calcext:value-type="float">
            <text:p>144</text:p>
          </table:table-cell>
          <table:table-cell office:value-type="float" office:value="292" calcext:value-type="float">
            <text:p>292</text:p>
          </table:table-cell>
          <table:table-cell office:value-type="float" office:value="41" calcext:value-type="float">
            <text:p>41</text:p>
          </table:table-cell>
          <table:table-cell office:value-type="float" office:value="10059" calcext:value-type="float">
            <text:p>10059</text:p>
          </table:table-cell>
          <table:table-cell table:formula="of:=[.F22]/([.F22]+[.G22])" office:value-type="float" office:value="0.330275229357798" calcext:value-type="float">
            <text:p>0.330275229357798</text:p>
          </table:table-cell>
          <table:table-cell table:formula="of:=[.I22]/([.H22]+[.I22])" office:value-type="float" office:value="0.995940594059406" calcext:value-type="float">
            <text:p>0.995940594059406</text:p>
          </table:table-cell>
        </table:table-row>
        <table:table-row table:style-name="ro1">
          <table:table-cell office:value-type="string" calcext:value-type="string">
            <text:p>N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o</text:p>
          </table:table-cell>
          <table:table-cell office:value-type="float" office:value="1515" calcext:value-type="float">
            <text:p>1515</text:p>
          </table:table-cell>
          <table:table-cell office:value-type="float" office:value="1560" calcext:value-type="float">
            <text:p>1560</text:p>
          </table:table-cell>
          <table:table-cell office:value-type="float" office:value="569" calcext:value-type="float">
            <text:p>569</text:p>
          </table:table-cell>
          <table:table-cell office:value-type="float" office:value="138" calcext:value-type="float">
            <text:p>138</text:p>
          </table:table-cell>
          <table:table-cell office:value-type="float" office:value="2556" calcext:value-type="float">
            <text:p>2556</text:p>
          </table:table-cell>
          <table:table-cell office:value-type="float" office:value="7273" calcext:value-type="float">
            <text:p>7273</text:p>
          </table:table-cell>
          <table:table-cell table:formula="of:=[.F23]/([.F23]+[.G23])" office:value-type="float" office:value="0.804809052333805" calcext:value-type="float">
            <text:p>0.804809052333805</text:p>
          </table:table-cell>
          <table:table-cell table:formula="of:=[.I23]/([.H23]+[.I23])" office:value-type="float" office:value="0.739953199715129" calcext:value-type="float">
            <text:p>0.739953199715129</text:p>
          </table:table-cell>
        </table:table-row>
        <table:table-row table:style-name="ro1">
          <table:table-cell office:value-type="string" calcext:value-type="string">
            <text:p>N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o</text:p>
          </table:table-cell>
          <table:table-cell office:value-type="float" office:value="1345" calcext:value-type="float">
            <text:p>1345</text:p>
          </table:table-cell>
          <table:table-cell office:value-type="float" office:value="1385" calcext:value-type="float">
            <text:p>1385</text:p>
          </table:table-cell>
          <table:table-cell office:value-type="float" office:value="498" calcext:value-type="float">
            <text:p>498</text:p>
          </table:table-cell>
          <table:table-cell office:value-type="float" office:value="209" calcext:value-type="float">
            <text:p>209</text:p>
          </table:table-cell>
          <table:table-cell office:value-type="float" office:value="7287" calcext:value-type="float">
            <text:p>7287</text:p>
          </table:table-cell>
          <table:table-cell office:value-type="float" office:value="2542" calcext:value-type="float">
            <text:p>2542</text:p>
          </table:table-cell>
          <table:table-cell table:formula="of:=[.F24]/([.F24]+[.G24])" office:value-type="float" office:value="0.704384724186704" calcext:value-type="float">
            <text:p>0.704384724186704</text:p>
          </table:table-cell>
          <table:table-cell table:formula="of:=[.I24]/([.H24]+[.I24])" office:value-type="float" office:value="0.258622443788788" calcext:value-type="float">
            <text:p>0.258622443788788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arbonyl</text:p>
          </table:table-cell>
          <table:table-cell office:value-type="float" office:value="1670" calcext:value-type="float">
            <text:p>1670</text:p>
          </table:table-cell>
          <table:table-cell office:value-type="float" office:value="1820" calcext:value-type="float">
            <text:p>1820</text:p>
          </table:table-cell>
          <table:table-cell office:value-type="float" office:value="3970" calcext:value-type="float">
            <text:p>3970</text:p>
          </table:table-cell>
          <table:table-cell office:value-type="float" office:value="298" calcext:value-type="float">
            <text:p>298</text:p>
          </table:table-cell>
          <table:table-cell office:value-type="float" office:value="338" calcext:value-type="float">
            <text:p>338</text:p>
          </table:table-cell>
          <table:table-cell office:value-type="float" office:value="5930" calcext:value-type="float">
            <text:p>5930</text:p>
          </table:table-cell>
          <table:table-cell table:formula="of:=[.F25]/([.F25]+[.G25])" office:value-type="float" office:value="0.930178069353327" calcext:value-type="float">
            <text:p>0.930178069353327</text:p>
          </table:table-cell>
          <table:table-cell table:formula="of:=[.I25]/([.H25]+[.I25])" office:value-type="float" office:value="0.946075303126994" calcext:value-type="float">
            <text:p>0.946075303126994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1700" calcext:value-type="float">
            <text:p>1700</text:p>
          </table:table-cell>
          <table:table-cell office:value-type="float" office:value="1725" calcext:value-type="float">
            <text:p>1725</text:p>
          </table:table-cell>
          <table:table-cell office:value-type="float" office:value="40" calcext:value-type="float">
            <text:p>40</text:p>
          </table:table-cell>
          <table:table-cell office:value-type="float" office:value="703" calcext:value-type="float">
            <text:p>703</text:p>
          </table:table-cell>
          <table:table-cell office:value-type="float" office:value="907" calcext:value-type="float">
            <text:p>907</text:p>
          </table:table-cell>
          <table:table-cell office:value-type="float" office:value="8886" calcext:value-type="float">
            <text:p>8886</text:p>
          </table:table-cell>
          <table:table-cell table:formula="of:=[.F26]/([.F26]+[.G26])" office:value-type="float" office:value="0.053835800807537" calcext:value-type="float">
            <text:p>0.053835800807537</text:p>
          </table:table-cell>
          <table:table-cell table:formula="of:=[.I26]/([.H26]+[.I26])" office:value-type="float" office:value="0.907382824466456" calcext:value-type="float">
            <text:p>0.907382824466456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2500" calcext:value-type="float">
            <text:p>2500</text:p>
          </table:table-cell>
          <table:table-cell office:value-type="float" office:value="3300" calcext:value-type="float">
            <text:p>3300</text:p>
          </table:table-cell>
          <table:table-cell office:value-type="float" office:value="706" calcext:value-type="float">
            <text:p>706</text:p>
          </table:table-cell>
          <table:table-cell office:value-type="float" office:value="37" calcext:value-type="float">
            <text:p>37</text:p>
          </table:table-cell>
          <table:table-cell office:value-type="float" office:value="9367" calcext:value-type="float">
            <text:p>9367</text:p>
          </table:table-cell>
          <table:table-cell office:value-type="float" office:value="426" calcext:value-type="float">
            <text:p>426</text:p>
          </table:table-cell>
          <table:table-cell table:formula="of:=[.F27]/([.F27]+[.G27])" office:value-type="float" office:value="0.950201884253028" calcext:value-type="float">
            <text:p>0.950201884253028</text:p>
          </table:table-cell>
          <table:table-cell table:formula="of:=[.I27]/([.H27]+[.I27])" office:value-type="float" office:value="0.0435004595118963" calcext:value-type="float">
            <text:p>0.043500459511896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1210" calcext:value-type="float">
            <text:p>1210</text:p>
          </table:table-cell>
          <table:table-cell office:value-type="float" office:value="1320" calcext:value-type="float">
            <text:p>1320</text:p>
          </table:table-cell>
          <table:table-cell office:value-type="float" office:value="711" calcext:value-type="float">
            <text:p>711</text:p>
          </table:table-cell>
          <table:table-cell office:value-type="float" office:value="32" calcext:value-type="float">
            <text:p>32</text:p>
          </table:table-cell>
          <table:table-cell office:value-type="float" office:value="9359" calcext:value-type="float">
            <text:p>9359</text:p>
          </table:table-cell>
          <table:table-cell office:value-type="float" office:value="434" calcext:value-type="float">
            <text:p>434</text:p>
          </table:table-cell>
          <table:table-cell table:formula="of:=[.F28]/([.F28]+[.G28])" office:value-type="float" office:value="0.95693135935397" calcext:value-type="float">
            <text:p>0.95693135935397</text:p>
          </table:table-cell>
          <table:table-cell table:formula="of:=[.I28]/([.H28]+[.I28])" office:value-type="float" office:value="0.0443173695496783" calcext:value-type="float">
            <text:p>0.044317369549678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1720" calcext:value-type="float">
            <text:p>1720</text:p>
          </table:table-cell>
          <table:table-cell office:value-type="float" office:value="1740" calcext:value-type="float">
            <text:p>1740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903" calcext:value-type="float">
            <text:p>903</text:p>
          </table:table-cell>
          <table:table-cell office:value-type="float" office:value="9410" calcext:value-type="float">
            <text:p>9410</text:p>
          </table:table-cell>
          <table:table-cell table:formula="of:=[.F29]/([.F29]+[.G29])" office:value-type="float" office:value="0.417040358744395" calcext:value-type="float">
            <text:p>0.417040358744395</text:p>
          </table:table-cell>
          <table:table-cell table:formula="of:=[.I29]/([.H29]+[.I29])" office:value-type="float" office:value="0.912440608940173" calcext:value-type="float">
            <text:p>0.912440608940173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2820" calcext:value-type="float">
            <text:p>2820</text:p>
          </table:table-cell>
          <table:table-cell office:value-type="float" office:value="2850" calcext:value-type="float">
            <text:p>2850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566" calcext:value-type="float">
            <text:p>566</text:p>
          </table:table-cell>
          <table:table-cell office:value-type="float" office:value="9747" calcext:value-type="float">
            <text:p>9747</text:p>
          </table:table-cell>
          <table:table-cell table:formula="of:=[.F30]/([.F30]+[.G30])" office:value-type="float" office:value="0.112107623318386" calcext:value-type="float">
            <text:p>0.112107623318386</text:p>
          </table:table-cell>
          <table:table-cell table:formula="of:=[.I30]/([.H30]+[.I30])" office:value-type="float" office:value="0.945117812469698" calcext:value-type="float">
            <text:p>0.945117812469698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2720" calcext:value-type="float">
            <text:p>2720</text:p>
          </table:table-cell>
          <table:table-cell office:value-type="float" office:value="2750" calcext:value-type="float">
            <text:p>2750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10303" calcext:value-type="float">
            <text:p>10303</text:p>
          </table:table-cell>
          <table:table-cell table:formula="of:=[.F31]/([.F31]+[.G31])" office:value-type="float" office:value="0.031390134529148" calcext:value-type="float">
            <text:p>0.031390134529148</text:p>
          </table:table-cell>
          <table:table-cell table:formula="of:=[.I31]/([.H31]+[.I31])" office:value-type="float" office:value="0.999030350043634" calcext:value-type="float">
            <text:p>0.999030350043634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de</text:p>
          </table:table-cell>
          <table:table-cell office:value-type="float" office:value="1640" calcext:value-type="float">
            <text:p>1640</text:p>
          </table:table-cell>
          <table:table-cell office:value-type="float" office:value="1690" calcext:value-type="float">
            <text:p>1690</text:p>
          </table:table-cell>
          <table:table-cell office:value-type="float" office:value="220" calcext:value-type="float">
            <text:p>220</text:p>
          </table:table-cell>
          <table:table-cell office:value-type="float" office:value="656" calcext:value-type="float">
            <text:p>656</text:p>
          </table:table-cell>
          <table:table-cell office:value-type="float" office:value="1182" calcext:value-type="float">
            <text:p>1182</text:p>
          </table:table-cell>
          <table:table-cell office:value-type="float" office:value="8478" calcext:value-type="float">
            <text:p>8478</text:p>
          </table:table-cell>
          <table:table-cell table:formula="of:=[.F32]/([.F32]+[.G32])" office:value-type="float" office:value="0.251141552511415" calcext:value-type="float">
            <text:p>0.251141552511415</text:p>
          </table:table-cell>
          <table:table-cell table:formula="of:=[.I32]/([.H32]+[.I32])" office:value-type="float" office:value="0.877639751552795" calcext:value-type="float">
            <text:p>0.877639751552795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de</text:p>
          </table:table-cell>
          <table:table-cell office:value-type="float" office:value="3100" calcext:value-type="float">
            <text:p>3100</text:p>
          </table:table-cell>
          <table:table-cell office:value-type="float" office:value="3500" calcext:value-type="float">
            <text:p>3500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4977" calcext:value-type="float">
            <text:p>4977</text:p>
          </table:table-cell>
          <table:table-cell office:value-type="float" office:value="4683" calcext:value-type="float">
            <text:p>4683</text:p>
          </table:table-cell>
          <table:table-cell table:formula="of:=[.F33]/([.F33]+[.G33])" office:value-type="float" office:value="0.844748858447489" calcext:value-type="float">
            <text:p>0.844748858447489</text:p>
          </table:table-cell>
          <table:table-cell table:formula="of:=[.I33]/([.H33]+[.I33])" office:value-type="float" office:value="0.484782608695652" calcext:value-type="float">
            <text:p>0.484782608695652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mide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671" calcext:value-type="float">
            <text:p>671</text:p>
          </table:table-cell>
          <table:table-cell office:value-type="float" office:value="205" calcext:value-type="float">
            <text:p>205</text:p>
          </table:table-cell>
          <table:table-cell office:value-type="float" office:value="6220" calcext:value-type="float">
            <text:p>6220</text:p>
          </table:table-cell>
          <table:table-cell office:value-type="float" office:value="3440" calcext:value-type="float">
            <text:p>3440</text:p>
          </table:table-cell>
          <table:table-cell table:formula="of:=[.F34]/([.F34]+[.G34])" office:value-type="float" office:value="0.765981735159817" calcext:value-type="float">
            <text:p>0.765981735159817</text:p>
          </table:table-cell>
          <table:table-cell table:formula="of:=[.I34]/([.H34]+[.I34])" office:value-type="float" office:value="0.356107660455487" calcext:value-type="float">
            <text:p>0.356107660455487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nhydride</text:p>
          </table:table-cell>
          <table:table-cell office:value-type="float" office:value="1800" calcext:value-type="float">
            <text:p>1800</text:p>
          </table:table-cell>
          <table:table-cell office:value-type="float" office:value="1830" calcext:value-type="float">
            <text:p>183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4" calcext:value-type="float">
            <text:p>194</text:p>
          </table:table-cell>
          <table:table-cell office:value-type="float" office:value="10300" calcext:value-type="float">
            <text:p>10300</text:p>
          </table:table-cell>
          <table:table-cell table:formula="of:=[.F35]/([.F35]+[.G35])" office:value-type="float" office:value="0.357142857142857" calcext:value-type="float">
            <text:p>0.357142857142857</text:p>
          </table:table-cell>
          <table:table-cell table:formula="of:=[.I35]/([.H35]+[.I35])" office:value-type="float" office:value="0.981513245664189" calcext:value-type="float">
            <text:p>0.981513245664189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nhydride</text:p>
          </table:table-cell>
          <table:table-cell office:value-type="float" office:value="1740" calcext:value-type="float">
            <text:p>1740</text:p>
          </table:table-cell>
          <table:table-cell office:value-type="float" office:value="1775" calcext:value-type="float">
            <text:p>177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83" calcext:value-type="float">
            <text:p>1783</text:p>
          </table:table-cell>
          <table:table-cell office:value-type="float" office:value="8711" calcext:value-type="float">
            <text:p>8711</text:p>
          </table:table-cell>
          <table:table-cell table:formula="of:=[.F36]/([.F36]+[.G36])" office:value-type="float" office:value="0.285714285714286" calcext:value-type="float">
            <text:p>0.285714285714286</text:p>
          </table:table-cell>
          <table:table-cell table:formula="of:=[.I36]/([.H36]+[.I36])" office:value-type="float" office:value="0.83009338669716" calcext:value-type="float">
            <text:p>0.83009338669716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er</text:p>
          </table:table-cell>
          <table:table-cell office:value-type="float" office:value="1735" calcext:value-type="float">
            <text:p>1735</text:p>
          </table:table-cell>
          <table:table-cell office:value-type="float" office:value="1750" calcext:value-type="float">
            <text:p>1750</text:p>
          </table:table-cell>
          <table:table-cell office:value-type="float" office:value="421" calcext:value-type="float">
            <text:p>421</text:p>
          </table:table-cell>
          <table:table-cell office:value-type="float" office:value="787" calcext:value-type="float">
            <text:p>787</text:p>
          </table:table-cell>
          <table:table-cell office:value-type="float" office:value="553" calcext:value-type="float">
            <text:p>553</text:p>
          </table:table-cell>
          <table:table-cell office:value-type="float" office:value="8775" calcext:value-type="float">
            <text:p>8775</text:p>
          </table:table-cell>
          <table:table-cell table:formula="of:=[.F37]/([.F37]+[.G37])" office:value-type="float" office:value="0.348509933774834" calcext:value-type="float">
            <text:p>0.348509933774834</text:p>
          </table:table-cell>
          <table:table-cell table:formula="of:=[.I37]/([.H37]+[.I37])" office:value-type="float" office:value="0.940716123499142" calcext:value-type="float">
            <text:p>0.940716123499142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e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float" office:value="9041" calcext:value-type="float">
            <text:p>9041</text:p>
          </table:table-cell>
          <table:table-cell office:value-type="float" office:value="287" calcext:value-type="float">
            <text:p>287</text:p>
          </table:table-cell>
          <table:table-cell table:formula="of:=[.F38]/([.F38]+[.G38])" office:value-type="float" office:value="0.974337748344371" calcext:value-type="float">
            <text:p>0.974337748344371</text:p>
          </table:table-cell>
          <table:table-cell table:formula="of:=[.I38]/([.H38]+[.I38])" office:value-type="float" office:value="0.0307675814751286" calcext:value-type="float">
            <text:p>0.030767581475129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01:57:16.856412712</dc:date>
    <meta:editing-duration>PT11M41S</meta:editing-duration>
    <meta:editing-cycles>3</meta:editing-cycles>
    <meta:generator>LibreOffice/5.3.1.2$Linux_X86_64 LibreOffice_project/30m0$Build-2</meta:generator>
    <meta:document-statistic meta:table-count="1" meta:cell-count="414" meta:object-count="0"/>
  </office:meta>
</office:document-meta>
</file>